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c992" officeooo:paragraph-rsid="0003c9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Lint =&gt; según unas guías de estilo corrige los defectos de tu código de estilo.</text:p>
      <text:p text:style-name="P1"/>
      <text:p text:style-name="P1">En Downlooad guide hay las líneas de estilo.</text:p>
      <text:p text:style-name="P1">Si lo instlamos en el Sublime, al lado del nº de la línea de código, si hay un error, aparece un punto rojo. Si clikamos nos muestra el error en pie de página. Luego en sublime vas a show all errors y corriges.</text:p>
      <text:p text:style-name="P1"/>
      <text:p text:style-name="P1">Podemos añadir al principio de la línea, en formato como comentado, excepciones a las reglas.</text:p>
      <text:p text:style-name="P1"/>
      <text:p text:style-name="P1">Se instala con un paquete npm.</text:p>
      <text:p text:style-name="P1"><text:a xlink:type="simple" xlink:href="https://github.com/roadhump/SublimeLinter-eslint">https://github.com/roadhump/SublimeLinter-eslint</text:a></text:p>
      <text:p text:style-name="P1">Lo mejor es instalarlo globalmente <text:s/>(con el guión -g)</text:p>
      <text:p text:style-name="P1"/>
      <text:p text:style-name="P1">Para saber si lo tenemos instalado (en Mac):</text:p>
      <text:p text:style-name="P1">eslint =&gt; si nos da error es que no . Si sale menu help es que si.</text:p>
      <text:p text:style-name="P1"/>
      <text:p text:style-name="P1">Si queremos saber donode está:</text:p>
      <text:p text:style-name="P1">wich eslint</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5:39:17.281608000</meta:creation-date>
    <dc:date>2016-08-24T15:56:52.504337000</dc:date>
    <meta:editing-duration>PT45S</meta:editing-duration>
    <meta:editing-cycles>1</meta:editing-cycles>
    <meta:document-statistic meta:table-count="0" meta:image-count="0" meta:object-count="0" meta:page-count="1" meta:paragraph-count="12" meta:word-count="129" meta:character-count="711" meta:non-whitespace-character-count="591"/>
    <meta:generator>LibreOffice/4.2.4.2$MacOSX_X86_64 LibreOffice_project/63150712c6d317d27ce2db16eb94c2f3d7b699f8</meta:generator>
  </office:meta>
</office:document-meta>
</file>